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SnmpMarshaler.convertToJBI( MessageExchange exchange , NormalizedMessage inMsg , PDU request , PDU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